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B1" style:family="table-cell">
      <style:table-cell-properties fo:padding="0.097cm" fo:border-left="0.002cm solid #ffffff" fo:border-right="0.002cm solid #000000" fo:border-top="0.002cm solid #000000" fo:border-bottom="0.002cm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02cm solid #000000" fo:border-right="none" fo:border-top="none" fo:border-bottom="0.002cm solid #000000"/>
    </style:style>
    <style:style style:name="Tabella9.B2" style:family="table-cell">
      <style:table-cell-properties fo:padding="0.097cm" fo:border-left="0.002cm solid #ffffff" fo:border-right="0.002cm solid #000000" fo:border-top="none" fo:border-bottom="0.002cm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5" style:family="paragraph" style:parent-style-name="Table_20_Contents" style:list-style-name="L1">
      <style:text-properties style:font-name="Times New Roman" fo:font-size="13pt" style:font-size-asian="13pt" style:font-size-complex="13pt"/>
    </style:style>
    <style:style style:name="P6" style:family="paragraph" style:parent-style-name="Table_20_Contents" style:list-style-name="L1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Text_20_body">Nome scenario:</text:p>
          </table:table-cell>
          <table:table-cell table:style-name="Tabella9.B1" office:value-type="string">
            <text:p text:style-name="P2">FEEDBACK DI META' ANNO</text:p>
          </table:table-cell>
        </table:table-row>
        <table:table-row table:style-name="Tabella9.2">
          <table:table-cell table:style-name="Tabella9.A2" office:value-type="string">
            <text:p text:style-name="Text_20_body">Istanza degli attori partecipanti</text:p>
          </table:table-cell>
          <table:table-cell table:style-name="Tabella9.B2" office:value-type="string">
            <text:p text:style-name="Text_20_body">FELICE - <text:span text:style-name="T1">genitore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43279846" text:style-name="L1">
              <text:list-item>
                <text:p text:style-name="P5">Felice accende il computer</text:p>
              </text:list-item>
              <text:list-item>
                <text:p text:style-name="P5">Felice apre il browser Firefox e si collega all'indirizzo <text:a xlink:type="simple" xlink:href="http://www.unisa.it/vivere_il_campus/asilo/accesso">http://www.unisa.it/vivere_il_campus/asilo/accesso</text:a></text:p>
              </text:list-item>
              <text:list-item>
                <text:p text:style-name="P5">Felice accede al sistema inserendo come username GE0001 e come password “123456”.</text:p>
              </text:list-item>
              <text:list-item>
                <text:p text:style-name="P5">Felice clicca su <text:span text:style-name="T2">Compila Sondaggio</text:span></text:p>
              </text:list-item>
              <text:list-item>
                <text:p text:style-name="P6">Alla domanda “numero componenti” scrive 6</text:p>
              </text:list-item>
              <text:list-item>
                <text:p text:style-name="P6">Alla domanda “numero di componenti della famiglia sotto i 6 anni, (escluso il bambino che frequenta l'asilo) scrive 0</text:p>
              </text:list-item>
              <text:list-item>
                <text:p text:style-name="P6">Alla domanda “Uno dei genitori è dipendente di UNISA” risponde NO</text:p>
              </text:list-item>
              <text:list-item>
                <text:p text:style-name="P6">Alla domanda sui motivi per l'iscrizione all'asilo risponde premendo le caselle “Non avevamo alternative” e “per esigenze di lavoro”.</text:p>
              </text:list-item>
              <text:list-item>
                <text:p text:style-name="P6">Alla domanda “Per decidere di iscrivere il vostro bambino avete acquisito informazioni preventive” risponde premendo il bottone “NO”.</text:p>
              </text:list-item>
              <text:list-item>
                <text:p text:style-name="P6">Alla domanda “Avete usufruito dell'asilo nido per mesi” risponde con 10</text:p>
              </text:list-item>
              <text:list-item>
                <text:p text:style-name="P6">Alla domanda “Avete presentato rinuncia al servizio” risponde “NO”</text:p>
              </text:list-item>
              <text:list-item>
                <text:p text:style-name="P6"><text:s/>Alla domanda “Pensate di iscrivere il bambino all'anno 2012/13” risponde “SI”.</text:p>
              </text:list-item>
              <text:list-item>
                <text:p text:style-name="P5">Felice preme il bottone “<text:span text:style-name="T2">Invia Sondaggio</text:span><text:span text:style-name="T3">”</text:span></text:p>
              </text:list-item>
              <text:list-item>
                <text:p text:style-name="P4">Felice chiude il sistema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6T19:41:40.42</meta:creation-date>
    <meta:editing-duration>PT6M18S</meta:editing-duration>
    <meta:editing-cycles>3</meta:editing-cycles>
    <meta:generator>OpenOffice.org/3.3$Win32 OpenOffice.org_project/330m20$Build-9567</meta:generator>
    <dc:date>2012-10-16T23:17:02.99</dc:date>
    <meta:document-statistic meta:table-count="1" meta:image-count="0" meta:object-count="0" meta:page-count="1" meta:paragraph-count="19" meta:word-count="189" meta:character-count="1161"/>
    <dc:creator>Alfonso Piscitelli</dc:creator>
  </office:meta>
</office:document-meta>
</file>